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6" style:family="table-column">
      <style:table-column-properties fo:break-before="auto" style:column-width="0.889in"/>
    </style:style>
    <style:style style:name="co7" style:family="table-column">
      <style:table-column-properties fo:break-before="auto" style:column-width="0.6335in"/>
    </style:style>
    <style:style style:name="co8" style:family="table-column">
      <style:table-column-properties fo:break-before="auto" style:column-width="0.7752in"/>
    </style:style>
    <style:style style:name="co9" style:family="table-column">
      <style:table-column-properties fo:break-before="auto" style:column-width="1.4307in"/>
    </style:style>
    <style:style style:name="co10" style:family="table-column">
      <style:table-column-properties fo:break-before="auto" style:column-width="0.8846in"/>
    </style:style>
    <style:style style:name="co11" style:family="table-column">
      <style:table-column-properties fo:break-before="auto" style:column-width="4.7736in"/>
    </style:style>
    <style:style style:name="co12" style:family="table-column">
      <style:table-column-properties fo:break-before="auto" style:column-width="2.1846in"/>
    </style:style>
    <style:style style:name="co13" style:family="table-column">
      <style:table-column-properties fo:break-before="auto" style:column-width="0.6319in"/>
    </style:style>
    <style:style style:name="co14" style:family="table-column">
      <style:table-column-properties fo:break-before="auto" style:column-width="1.2008in"/>
    </style:style>
    <style:style style:name="co15" style:family="table-column">
      <style:table-column-properties fo:break-before="auto" style:column-width="5.5429in"/>
    </style:style>
    <style:style style:name="co16" style:family="table-column">
      <style:table-column-properties fo:break-before="auto" style:column-width="2.3154in"/>
    </style:style>
    <style:style style:name="co17" style:family="table-column">
      <style:table-column-properties fo:break-before="auto" style:column-width="0.6189in"/>
    </style:style>
    <style:style style:name="co18" style:family="table-column">
      <style:table-column-properties fo:break-before="auto" style:column-width="0.7756in"/>
    </style:style>
    <style:style style:name="co19" style:family="table-column">
      <style:table-column-properties fo:break-before="auto" style:column-width="1.3689in"/>
    </style:style>
    <style:style style:name="co20" style:family="table-column">
      <style:table-column-properties fo:break-before="auto" style:column-width="0.7492in"/>
    </style:style>
    <style:style style:name="co21" style:family="table-column">
      <style:table-column-properties fo:break-before="auto" style:column-width="4.9957in"/>
    </style:style>
    <style:style style:name="co22" style:family="table-column">
      <style:table-column-properties fo:break-before="auto" style:column-width="1.5339in"/>
    </style:style>
    <style:style style:name="co23" style:family="table-column">
      <style:table-column-properties fo:break-before="auto" style:column-width="0.6772in"/>
    </style:style>
    <style:style style:name="co24" style:family="table-column">
      <style:table-column-properties fo:break-before="auto" style:column-width="1.7366in"/>
    </style:style>
    <style:style style:name="co25" style:family="table-column">
      <style:table-column-properties fo:break-before="auto" style:column-width="4.348in"/>
    </style:style>
    <style:style style:name="co26" style:family="table-column">
      <style:table-column-properties fo:break-before="auto" style:column-width="2.0646in"/>
    </style:style>
    <style:style style:name="co27" style:family="table-column">
      <style:table-column-properties fo:break-before="auto" style:column-width="1.211in"/>
    </style:style>
    <style:style style:name="co28" style:family="table-column">
      <style:table-column-properties fo:break-before="auto" style:column-width="4.428in"/>
    </style:style>
    <style:style style:name="co29" style:family="table-column">
      <style:table-column-properties fo:break-before="auto" style:column-width="3.0874in"/>
    </style:style>
    <style:style style:name="co30" style:family="table-column">
      <style:table-column-properties fo:break-before="auto" style:column-width="0.6118in"/>
    </style:style>
    <style:style style:name="co31" style:family="table-column">
      <style:table-column-properties fo:break-before="auto" style:column-width="0.8409in"/>
    </style:style>
    <style:style style:name="co32" style:family="table-column">
      <style:table-column-properties fo:break-before="auto" style:column-width="1.3in"/>
    </style:style>
    <style:style style:name="co33" style:family="table-column">
      <style:table-column-properties fo:break-before="auto" style:column-width="4.3591in"/>
    </style:style>
    <style:style style:name="co34" style:family="table-column">
      <style:table-column-properties fo:break-before="auto" style:column-width="1.4965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0.178in" fo:break-before="auto" style:use-optimal-row-height="true"/>
    </style:style>
    <style:style style:name="ro16" style:family="table-row">
      <style:table-row-properties style:row-height="0.1681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0.222in" fo:break-before="auto" style:use-optimal-row-height="true"/>
    </style:style>
    <style:style style:name="ro20" style:family="table-row">
      <style:table-row-properties style:row-height="1.4335in" fo:break-before="auto" style:use-optimal-row-height="true"/>
    </style:style>
    <style:style style:name="ro21" style:family="table-row">
      <style:table-row-properties style:row-height="2.3409in" fo:break-before="auto" style:use-optimal-row-height="true"/>
    </style:style>
    <style:style style:name="ro22" style:family="table-row">
      <style:table-row-properties style:row-height="1.1661in" fo:break-before="auto" style:use-optimal-row-height="true"/>
    </style:style>
    <style:style style:name="ro23" style:family="table-row">
      <style:table-row-properties style:row-height="1.7362in" fo:break-before="auto" style:use-optimal-row-height="true"/>
    </style:style>
    <style:style style:name="ro24" style:family="table-row">
      <style:table-row-properties style:row-height="2.0209in" fo:break-before="auto" style:use-optimal-row-height="true"/>
    </style:style>
    <style:style style:name="ro25" style:family="table-row">
      <style:table-row-properties style:row-height="2.6437in" fo:break-before="auto" style:use-optimal-row-height="true"/>
    </style:style>
    <style:style style:name="ro26" style:family="table-row">
      <style:table-row-properties style:row-height="1.8866in" fo:break-before="auto" style:use-optimal-row-height="true"/>
    </style:style>
    <style:style style:name="ro27" style:family="table-row">
      <style:table-row-properties style:row-height="0.9791in" fo:break-before="auto" style:use-optimal-row-height="true"/>
    </style:style>
    <style:style style:name="ro28" style:family="table-row">
      <style:table-row-properties style:row-height="0.9882in" fo:break-before="auto" style:use-optimal-row-height="true"/>
    </style:style>
    <style:style style:name="ro29" style:family="table-row">
      <style:table-row-properties style:row-height="0.1752in" fo:break-before="auto" style:use-optimal-row-height="true"/>
    </style:style>
    <style:style style:name="ro30" style:family="table-row">
      <style:table-row-properties style:row-height="0.6409in" fo:break-before="auto" style:use-optimal-row-height="true"/>
    </style:style>
    <style:style style:name="ro31" style:family="table-row">
      <style:table-row-properties style:row-height="0.4866in" fo:break-before="auto" style:use-optimal-row-height="true"/>
    </style:style>
    <style:style style:name="ro32" style:family="table-row">
      <style:table-row-properties style:row-height="1.2638in" fo:break-before="auto" style:use-optimal-row-height="true"/>
    </style:style>
    <style:style style:name="ro33" style:family="table-row">
      <style:table-row-properties style:row-height="2.5075in" fo:break-before="auto" style:use-optimal-row-height="true"/>
    </style:style>
    <style:style style:name="ro34" style:family="table-row">
      <style:table-row-properties style:row-height="3.4409in" fo:break-before="auto" style:use-optimal-row-height="true"/>
    </style:style>
    <style:style style:name="ro35" style:family="table-row">
      <style:table-row-properties style:row-height="2.305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wrap-option="wrap" fo:padding-bottom="0.0193in" fo:padding-left="0.0138in" fo:padding-right="0.0138in" fo:padding-top="0.0193in"/>
    </style:style>
    <style:style style:name="ce6" style:family="table-cell" style:parent-style-name="Default" style:data-style-name="N100">
      <style:table-cell-properties fo:wrap-option="wrap" fo:padding-bottom="0.0193in" fo:padding-left="0.0138in" fo:padding-right="0.0138in" fo:padding-top="0.0193in"/>
      <style:text-properties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font-size-complex="5.65000009536743pt"/>
    </style:style>
    <style:style style:name="ce8" style:family="table-cell" style:parent-style-name="Default" style:data-style-name="N100">
      <style:table-cell-properties fo:wrap-option="wrap" fo:padding-bottom="0.0193in" fo:padding-left="0.0138in" fo:padding-right="0.0138in" fo:padding-top="0.0193in"/>
      <style:text-properties fo:language="en" fo:country="US" style:language-asian="en" style:country-asian="US" style:language-complex="en" style:country-complex="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complex="5.69999980926514pt"/>
    </style:style>
    <style:style style:name="T7" style:family="text">
      <style:text-properties style:font-name="Lohit Hindi1" style:font-size-complex="5.69999980926514pt"/>
    </style:style>
    <style:style style:name="T8" style:family="text">
      <style:text-properties fo:font-size="10pt" style:font-size-asian="10pt" style:font-size-complex="10pt"/>
    </style:style>
    <style:style style:name="T9" style:family="text">
      <style:text-properties fo:font-size="10pt" style:font-size-asian="10pt" style:font-size-complex="5.69999980926514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fo:font-weight="normal" style:font-size-asian="10pt" style:font-weight-asian="normal" style:font-size-complex="5.69999980926514pt" style:font-weight-complex="normal"/>
    </style:style>
    <style:style style:name="T13" style:family="text">
      <style:text-properties fo:font-weight="normal" style:font-weight-asian="normal" style:font-size-complex="5.69999980926514pt" style:font-weight-complex="normal"/>
    </style:style>
    <style:style style:name="T14" style:family="text">
      <style:text-properties style:font-name="Lohit Hindi1" style:font-name-asian="Lohit Hindi1" style:font-name-complex="Lohit Hindi1" style:font-size-complex="5.69999980926514pt"/>
    </style:style>
    <style:style style:name="T15"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arm 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urned toward Miss Quinton</text:span>, <text:span text:style-name="T1">faced</text:span> <text:span text:style-name="T1">her</text:span> with a firm but kind face, told her that <text:span text:style-name="T1">she had made a 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back" table:style-name="ta1">
        <table:table-column table:style-name="co6" table:default-cell-style-name="Default"/>
        <table:table-row table:style-name="ro15">
          <table:table-cell/>
        </table:table-row>
      </table:table>
      <table:table table:name="ear" table:style-name="ta1">
        <table:table-column table:style-name="co13" table:default-cell-style-name="Default"/>
        <table:table-column table:style-name="co14" table:default-cell-style-name="Default"/>
        <table:table-column table:style-name="co6" table:number-columns-repeated="2" table:default-cell-style-name="Default"/>
        <table:table-column table:style-name="co15" table:default-cell-style-name="Default"/>
        <table:table-column table:style-name="co16" table:number-columns-repeated="2" table:default-cell-style-name="Default"/>
        <table:table-row table:style-name="ro16">
          <table:table-cell office:value-type="string">
            <text:p>Excerpts related to the word “ear”.</text:p>
          </table:table-cell>
          <table:table-cell table:number-columns-repeated="6"/>
        </table:table-row>
        <table:table-row table:style-name="ro16" table:number-rows-repeated="2">
          <table:table-cell table:number-columns-repeated="7"/>
        </table:table-row>
        <table:table-row table:style-name="ro16">
          <table:table-cell office:value-type="string">
            <text:p>rluu_20130904: There is a relationship between the ear and wisdom.</text:p>
          </table:table-cell>
          <table:table-cell table:number-columns-repeated="6"/>
        </table:table-row>
        <table:table-row table:style-name="ro16" table:number-rows-repeated="2">
          <table:table-cell table:number-columns-repeated="7"/>
        </table:table-row>
        <table:table-row table:style-name="ro16">
          <table:table-cell office:value-type="string">
            <text:p>Note: The spreadsheet below is not complete. <text:s/>I just added entries as I saw them.</text:p>
          </table:table-cell>
          <table:table-cell table:number-columns-repeated="6"/>
        </table:table-row>
        <table:table-row table:style-name="ro16">
          <table:table-cell table:number-columns-repeated="7"/>
        </table:table-row>
        <table:table-row table:style-name="ro17">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table-row>
        <table:table-row table:style-name="ro18">
          <table:table-cell table:style-name="ce1"/>
          <table:table-cell table:style-name="ce1" office:value-type="string">
            <text:p>Proverbs 2:1-6</text:p>
          </table:table-cell>
          <table:table-cell table:style-name="ce1" table:number-columns-repeated="2"/>
          <table:table-cell table:style-name="ce1" office:value-type="string">
            <text:p>{2:1} My son, if thou wilt receive my words, and hide my commandments with thee; {2:2} So that thou incline thine <text:span text:style-name="T1">ear</text:span> unto <text:span text:style-name="T1">wisdom</text:span>, [and] apply thine <text:span text:style-name="T2">heart</text:span> to <text:span text:style-name="T2">understanding</text:span>; {2:3} Yea, if thou criest after <text:span text:style-name="T2">knowledge</text:span>, [and] liftest up thy voice for <text:span text:style-name="T2">understanding</text:span>; {2:4} If thou seekest her as silver, and searchest for her as [for] hid treasures; {2:5} Then shalt thou <text:span text:style-name="T2">understand</text:span> the fear of the LORD, and find the <text:span text:style-name="T2">knowledge</text:span> of God. {2:6} For the LORD giveth <text:span text:style-name="T2">wisdom</text:span>: out of his mouth [cometh] <text:span text:style-name="T2">knowledge</text:span> and <text:span text:style-name="T2">understanding</text:span>.</text:p>
          </table:table-cell>
          <table:table-cell table:style-name="ce1"/>
          <table:table-cell/>
        </table:table-row>
      </table:table>
      <table:table table:name="eyes" table:style-name="ta1" table:print="false">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row table:style-name="ro1">
          <table:table-cell table:style-name="Default" office:value-type="string">
            <text:p>Excerpts connected to 'eyes' and 'eye'.</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eyes” is mentioned 40 times in TTTA.</text:p>
          </table:table-cell>
          <table:table-cell table:style-name="Default" table:number-columns-repeated="5"/>
        </table:table-row>
        <table:table-row table:style-name="ro1">
          <table:table-cell table:style-name="Default" office:value-type="string">
            <text:p>The word “eye” only is mentioned 3 times in TTTA.</text:p>
          </table:table-cell>
          <table:table-cell table:style-name="Default" table:number-columns-repeated="5"/>
        </table:table-row>
        <table:table-row table:style-name="ro1">
          <table:table-cell table:style-name="Default" office:value-type="string">
            <text:p>Conveyed, disobeyed, and obeyed are other words that include “eye”.</text:p>
          </table:table-cell>
          <table:table-cell table:style-name="Default" table:number-columns-repeated="5"/>
        </table:table-row>
        <table:table-row table:style-name="ro1">
          <table:table-cell table:style-name="Default" table:number-columns-repeated="6"/>
        </table:table-row>
        <table:table-row table:style-name="ro19">
          <table:table-cell table:style-name="ce4" office:value-type="string">
            <text:p><text:span text:style-name="T3">pg. 110 says: Eyes are the lights that </text:span><text:span text:style-name="T4">guides RG on to success.</text:spa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Spreadsheet below is incomplete. <text:s/>Continue onwards starting from the last entry.</text:p>
          </table:table-cell>
          <table:table-cell table:style-name="Default"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20">
          <table:table-cell/>
          <table:table-cell office:value-type="string">
            <text:p>20-21 (“eyes” mentioned on pg. 21).</text:p>
          </table:table-cell>
          <table:table-cell office:value-type="string">
            <text:p>[See text.]</text:p>
          </table:table-cell>
          <table:table-cell/>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table-row>
        <table:table-row table:style-name="ro21">
          <table:table-cell/>
          <table:table-cell office:value-type="string">
            <text:p>21-22 (“eyes” mentioned on pg. 22).</text:p>
          </table:table-cell>
          <table:table-cell office:value-type="string">
            <text:p>Reply to RG's letter that was written on “Wednesday Eve.”</text:p>
          </table:table-cell>
          <table:table-cell/>
          <table:table-cell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2">
          <table:table-cell/>
          <table:table-cell office:value-type="string">
            <text:p>32</text:p>
          </table:table-cell>
          <table:table-cell office:value-type="string">
            <text:p>None given.</text:p>
          </table:table-cell>
          <table:table-cell/>
          <table:table-cell table:style-name="ce7" office:value-type="string">
            <text:p><text:span text:style-name="T6">Excerpt from poem “A Broken Vow” by Walter, which he says fits RG's “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5">eyes</text:span><text:span text:style-name="T8"> and ruby mouth.</text:span></text:p>
          </table:table-cell>
          <table:table-cell office:value-type="string">
            <text:p>“eyes” is the 296th word of the poem, on the 13th line of pg. 32 and the 4th word of that line. <text:s/></text:p>
          </table:table-cell>
        </table:table-row>
        <table:table-row table:style-name="ro23">
          <table:table-cell/>
          <table:table-cell office:value-type="string">
            <text:p>38</text:p>
          </table:table-cell>
          <table:table-cell office:value-type="string">
            <text:p>None given.</text:p>
          </table:table-cell>
          <table:table-cell/>
          <table:table-cell office:value-type="string">
            <text:p><text:span text:style-name="T6">Letter from Marie to Robert:</text:span><text:span text:style-name="T9"> </text:span></text:p>
            <text:p><text:span text:style-name="T9"/></text:p>
            <text:p><text:span text:style-name="T6">I can hardly wait to see you, Robert. I want you to come</text:span></text:p>
            <text:p><text:span text:style-name="T6">over next Saturday afternoon, and spend Saturday evening</text:span></text:p>
            <text:p><text:span text:style-name="T6">and Sunday with me. I want to look into your trusting </text:span><text:span text:style-name="T5">eyes</text:span></text:p>
            <text:p><text:span text:style-name="T6">again and know that you still love me in the same old way.</text:span></text:p>
            <text:p><text:span text:style-name="T6">I want to make you know that I have never loved Edward</text:span></text:p>
            <text:p><text:span text:style-name="T6">Mason or anyone else, but have always loved and trusted you.</text:span></text:p>
            <text:p><text:span text:style-name="T6">With all the love my heart can give, I am</text:span></text:p>
            <text:p><text:span text:style-name="T6">Your</text:span></text:p>
            <text:p><text:span text:style-name="T6">MARIE.</text:span></text:p>
          </table:table-cell>
          <table:table-cell/>
        </table:table-row>
        <table:table-row table:style-name="ro24">
          <table:table-cell/>
          <table:table-cell office:value-type="string">
            <text:p>60</text:p>
          </table:table-cell>
          <table:table-cell office:value-type="string">
            <text:p>None given.</text:p>
          </table:table-cell>
          <table:table-cell/>
          <table:table-cell office:value-type="string">
            <text:p><text:span text:style-name="T6">Ezekiel quote:</text:span></text:p>
            <text:p><text:span text:style-name="T8"/></text:p>
            <text:p><text:span text:style-name="T8"><text:s/></text:span><text:span text:style-name="T8">And the Lord said unto me, Son of man, mark well, and</text:span></text:p>
            <text:p><text:span text:style-name="T8">behold with thine </text:span><text:span text:style-name="T10">eyes</text:span><text:span text:style-name="T8">, and hear with thine ears, all that I</text:span></text:p>
            <text:p><text:span text:style-name="T8">say unto thee concerning all the ordinances of the house of</text:span></text:p>
            <text:p><text:span text:style-name="T8">the Lord, and all the laws thereof; and mark well the entering</text:span></text:p>
            <text:p><text:span text:style-name="T8">in of the house, with every going forth of the sanctuary.</text:span></text:p>
            <text:p><text:span text:style-name="T8">And after he is cleansed they shall reckon unto him seven</text:span></text:p>
            <text:p><text:span text:style-name="T8">days.</text:span></text:p>
            <text:p><text:span text:style-name="T8"/></text:p>
            <text:p><text:span text:style-name="T8"/></text:p>
            <text:p><text:span text:style-name="T8">Robert thought this referred to the last seven days</text:span></text:p>
            <text:p><text:span text:style-name="T8">at the end of the Great War in the Air.</text:span></text:p>
          </table:table-cell>
          <table:table-cell/>
        </table:table-row>
        <table:table-row table:style-name="ro25">
          <table:table-cell/>
          <table:table-cell office:value-type="string">
            <text:p>109-110 (“eyes” mentioned on pg. 110).</text:p>
          </table:table-cell>
          <table:table-cell office:value-type="string">
            <text:p>None given, but in the story line, it should be Sunset on Saturday afternoon [May 28, 1927].</text:p>
          </table:table-cell>
          <table:table-cell/>
          <table:table-cell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hat would guide 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Eyes are the lights that guides RG on to success.</text:p>
          </table:table-cell>
        </table:table-row>
        <table:table-row table:style-name="ro26">
          <table:table-cell/>
          <table:table-cell office:value-type="string">
            <text:p>123</text:p>
          </table:table-cell>
          <table:table-cell office:value-type="string">
            <text:p>“nearly 12 o'clock noon” [on June 5, 1927].</text:p>
          </table:table-cell>
          <table:table-cell/>
          <table:table-cell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table-row>
        <table:table-row table:style-name="ro26">
          <table:table-cell/>
          <table:table-cell office:value-type="string">
            <text:p>125</text:p>
          </table:table-cell>
          <table:table-cell office:value-type="string">
            <text:p>[Time expansion needs to be applied.]</text:p>
          </table:table-cell>
          <table:table-cell/>
          <table:table-cell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office:value-type="string">
            <text:p>“The Best Thing on Earth” is 19 letters long. </text:p>
          </table:table-cell>
        </table:table-row>
        <table:table-row table:style-name="ro27">
          <table:table-cell/>
          <table:table-cell office:value-type="string">
            <text:p>129</text:p>
          </table:table-cell>
          <table:table-cell office:value-type="string">
            <text:p>None given.</text:p>
          </table:table-cell>
          <table:table-cell/>
          <table:table-cell office:value-type="string">
            <text:p>Excerpt from pg. 129:</text:p>
            <text:p><text:span text:style-name="T11"/></text:p>
            <text:p><text:span text:style-name="T12">"How many anvils have you had," said I,</text:span></text:p>
            <text:p><text:span text:style-name="T13">"To wear and batter all your hammers so?"</text:span></text:p>
            <text:p><text:span text:style-name="T13">"Just one," said he, then with a twinkling </text:span><text:span text:style-name="T5">eye</text:span><text:span text:style-name="T13">,</text:span></text:p>
            <text:p><text:span text:style-name="T13">"The anvil wears the hammers out you know."</text:span></text:p>
          </table:table-cell>
          <table:table-cell/>
        </table:table-row>
        <table:table-row table:style-name="ro3">
          <table:table-cell/>
          <table:table-cell office:value-type="string">
            <text:p>134</text:p>
          </table:table-cell>
          <table:table-cell table:number-columns-repeated="2"/>
          <table:table-cell office:value-type="string">
            <text:p>He [RG] picked up his favorite little book, “Poems That Helped Me,” and started to read. The first one that caught his <text:span text:style-name="T1">eye</text:span> was, “Faith” by Tennyson: […]</text:p>
          </table:table-cell>
          <table:table-cell/>
        </table:table-row>
        <table:table-row table:style-name="ro28">
          <table:table-cell/>
          <table:table-cell table:style-name="ce6" office:value-type="string">
            <text:p>135</text:p>
          </table:table-cell>
          <table:table-cell table:number-columns-repeated="2"/>
          <table:table-cell table:style-name="ce8" office:value-type="string">
            <text:p><text:span text:style-name="T3">Robert felt that love might be trouble, but that love was the greatest and </text:span><text:span text:style-name="T14">sweetest thing in the world and that he would go thru any troubles in the world, suffer anything, only to regain Marie and her love. As Robert slowly turned the pages of the little book, his </text:span><text:span text:style-name="T15">eyes</text:span><text:span text:style-name="T4"> fell upon another poem, “Courage” by Thos. F. Porter:</text:span></text:p>
          </table:table-cell>
          <table:table-cell/>
        </table:table-row>
        <table:table-row table:style-name="ro14">
          <table:table-cell/>
          <table:table-cell table:style-name="ce1" office:value-type="float" office:value="137">
            <text:p>137</text:p>
          </table:table-cell>
          <table:table-cell table:style-name="ce1" table:number-columns-repeated="2"/>
          <table:table-cell table:style-name="ce1" office:value-type="string">
            <text:p>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p>
          </table:table-cell>
          <table:table-cell table:style-name="ce1"/>
        </table:table-row>
        <table:table-row table:style-name="ro6">
          <table:table-cell/>
          <table:table-cell office:value-type="string">
            <text:p>164</text:p>
          </table:table-cell>
          <table:table-cell table:number-columns-repeated="2"/>
          <table:table-cell office:value-type="string">
            <text:p>Excerpt from poem "Isle of Long Ago" in "Poems That Have Helped Me":</text:p>
            <text:p/>
            <text:p>[...]</text:p>
            <text:p>Oh, remembered for aye be the blessed Isle</text:p>
            <text:p>All the day of our life till night,</text:p>
            <text:p>And when evening comes with its beautiful smile,</text:p>
            <text:p>And our <text:span text:style-name="T1">eyes</text:span> are closing in slumber awhile,</text:p>
            <text:p>May that "Greenwood" of soul be in sight.</text:p>
            <text:p/>
          </table:table-cell>
          <table:table-cell/>
        </table:table-row>
        <table:table-row table:style-name="ro7">
          <table:table-cell/>
          <table:table-cell office:value-type="string">
            <text:p>165</text:p>
          </table:table-cell>
          <table:table-cell table:number-columns-repeated="2"/>
          <table:table-cell office:value-type="string">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text:span text:style-name="T1">eyes</text:span> are closing in slumber awhile, he thought of Marie, her beautiful <text:span text:style-name="T1">eyes</text:span> and sweet voice; all the happy things she had ever said; the things that she had written, and like 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p>
          </table:table-cell>
          <table:table-cell/>
        </table:table-row>
        <table:table-row table:style-name="ro29" table:number-rows-repeated="30">
          <table:table-cell table:number-columns-repeated="6"/>
        </table:table-row>
        <table:table-row table:style-name="ro29" table:number-rows-repeated="19">
          <table:table-cell table:style-name="ce1" table:number-columns-repeated="6"/>
        </table:table-row>
        <table:table-row table:style-name="ro29">
          <table:table-cell table:style-name="ce1" table:number-columns-repeated="6"/>
        </table:table-row>
      </table:table>
      <table:table table:name="head" table:style-name="ta1">
        <table:table-column table:style-name="co23" table:default-cell-style-name="ce1"/>
        <table:table-column table:style-name="co2" table:default-cell-style-name="ce1"/>
        <table:table-column table:style-name="co24" table:default-cell-style-name="ce1"/>
        <table:table-column table:style-name="co2" table:default-cell-style-name="ce1"/>
        <table:table-column table:style-name="co25" table:default-cell-style-name="ce1"/>
        <table:table-column table:style-name="co2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30">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30">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31">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text:span text:style-name="T1">head</text:span>, and said:</text:p>
            <text:p>"There God speaks."</text:p>
          </table:table-cell>
          <table:table-cell/>
        </table:table-row>
        <table:table-row table:style-name="ro30">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30">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ce1"/>
        <table:table-column table:style-name="co6" table:default-cell-style-name="ce1"/>
        <table:table-column table:style-name="co27" table:default-cell-style-name="ce1"/>
        <table:table-column table:style-name="co6" table:default-cell-style-name="ce1"/>
        <table:table-column table:style-name="co28" table:default-cell-style-name="ce1"/>
        <table:table-column table:style-name="co29" table:default-cell-style-name="ce1"/>
        <table:table-row table:style-name="ro16">
          <table:table-cell table:style-name="Default" office:value-type="string">
            <text:p>Excerpts related to the word “heart”.</text:p>
          </table:table-cell>
          <table:table-cell table:style-name="Default" table:number-columns-repeated="5"/>
        </table:table-row>
        <table:table-row table:style-name="ro16">
          <table:table-cell table:style-name="Default" office:value-type="string">
            <text:p>TTTA mentions the word “heart” (all variants) 134 times.</text:p>
          </table:table-cell>
          <table:table-cell table:style-name="Default" table:number-columns-repeated="5"/>
        </table:table-row>
        <table:table-row table:style-name="ro16">
          <table:table-cell table:style-name="Default" table:number-columns-repeated="6"/>
        </table:table-row>
        <table:table-row table:style-name="ro16">
          <table:table-cell table:style-name="Default" office:value-type="string">
            <text:p>rluu_20130904: There is a relationship between the heart and understanding.</text:p>
          </table:table-cell>
          <table:table-cell table:style-name="Default" table:number-columns-repeated="5"/>
        </table:table-row>
        <table:table-row table:style-name="ro16" table:number-rows-repeated="2">
          <table:table-cell table:style-name="Default" table:number-columns-repeated="6"/>
        </table:table-row>
        <table:table-row table:style-name="ro16">
          <table:table-cell table:style-name="Default" office:value-type="string">
            <text:p>Note: The spreadsheet below is not complete. <text:s/>I just added entries as I saw them.</text:p>
          </table:table-cell>
          <table:table-cell table:style-name="Default" table:number-columns-repeated="5"/>
        </table:table-row>
        <table:table-row table:style-name="ro15">
          <table:table-cell table:style-name="Default" table:number-columns-repeated="6"/>
        </table:table-row>
        <table:table-row table:style-name="ro17">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2">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text:span text:style-name="T1">heart</text:span> to <text:span text:style-name="T1">understanding</text:span>; {2:3} Yea, if thou criest after <text:span text:style-name="T2">knowledge</text:span>, [and] liftest up thy voice for <text:span text:style-name="T2">understanding</text:span>; {2:4} If thou seekest her as silver, and searchest for her as [for] hid treasures; {2:5} Then shalt thou <text:span text:style-name="T2">understand</text:span> the fear of the LORD, and find the <text:span text:style-name="T2">knowledge</text:span> of God. {2:6} For the LORD giveth <text:span text:style-name="T2">wisdom</text:span>: out of his mouth [cometh] <text:span text:style-name="T2">knowledge</text:span> and <text:span text:style-name="T2">understanding</text:span>.</text:p>
          </table:table-cell>
          <table:table-cell/>
        </table:table-row>
        <table:table-row table:style-name="ro33">
          <table:table-cell/>
          <table:table-cell office:value-type="string">
            <text:p>22</text:p>
          </table:table-cell>
          <table:table-cell office:value-type="string">
            <text:p>None given, but Marie's letter is a reply to the one by RG dated “Wednesday Eve.”</text:p>
          </table:table-cell>
          <table:table-cell/>
          <table:table-cell office:value-type="string">
            <text:p>Marie replied to the letter as follows:</text:p>
            <text:p>DEAR ROBERT,</text:p>
            <text:p>I received your nice note. This is the first time that anyone has ever written to me about love and<text:span text:style-name="T1"> I am</text:span> all excited over it. <text:s/>I never thought that you liked me, Bobbie. I always thought that you were making eyes at Kitty Anderson in school. I do like you and think that you are a nice boy.</text:p>
            <text:p>Yours,</text:p>
            <text:p>MARIE.</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ext:p/>
          </table:table-cell>
          <table:table-cell office:value-type="string">
            <text:p>The letter from Marie has <text:span text:style-name="T1">8</text:span> lines. <text:s/>Is this referring to circumcision after 8 days? <text:s/>Note in RG's letter that came before this, on page 21, the word count up right before the quote is 33 words, and the St. Paul quote is 8 words. <text:s/></text:p>
          </table:table-cell>
        </table:table-row>
        <table:table-row table:style-name="ro18">
          <table:table-cell/>
          <table:table-cell office:value-type="string">
            <text:p>28</text:p>
          </table:table-cell>
          <table:table-cell office:value-type="string">
            <text:p>September 1926.</text:p>
          </table:table-cell>
          <table:table-cell/>
          <table:table-cell office:value-type="string">
            <text:p>In September, 1926, Marie returned to school at Sherman, Texas, leaving Robert very much broken-<text:span text:style-name="T1">hearted </text:span>because she refused to make up. She told Robert his jealousy was wholly unfounded, but he persisted in accusing her of being in love with Edward Mason. Feeling this way, she was unable to reconcile herself and make up, so she went away, disappointed herself and leaving Robert in the same fix.</text:p>
          </table:table-cell>
          <table:table-cell/>
        </table:table-row>
        <table:table-row table:style-name="ro34">
          <table:table-cell/>
          <table:table-cell office:value-type="string">
            <text:p>35</text:p>
          </table:table-cell>
          <table:table-cell office:value-type="string">
            <text:p>None given.</text:p>
          </table:table-cell>
          <table:table-cell/>
          <table:table-cell office:value-type="string">
            <text:p>WHEN Robert received Marie’s letter, he began to see himself in a different <text:span text:style-name="T1">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text:span text:style-name="T1"> It has opened my heart to understanding</text:span> and made me see myself as <text:span text:style-name="T1">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I am sending a little poem that I have written, entitled</text:p>
            <text:p>"The Garden of Love," which I think will express to you</text:p>
            <text:p>fully just how I feel and how I see things now.</text:p>
          </table:table-cell>
          <table:table-cell office:value-type="string">
            <text:p>Marie's letter about love is on pg. 33. <text:s/>So the love of 33 opens RG's heart to understanding.</text:p>
          </table:table-cell>
        </table:table-row>
        <table:table-row table:style-name="ro33">
          <table:table-cell/>
          <table:table-cell office:value-type="string">
            <text:p>92-93 (“heart” mentioned on pg. 93)</text:p>
          </table:table-cell>
          <table:table-cell office:value-type="string">
            <text:p>Letter dated February 5, 1927.</text:p>
          </table:table-cell>
          <table:table-cell/>
          <table:table-cell office:value-type="string">
            <text:p>While the market hasn't gone up much since I bought mine, at the same time it is holding steady and I am sure that it is going up. I believe Mr. Kennelworth is going to make a lot of money on his cotton and I want to see him make it because he is an honest, <text:span text:style-name="T1">whole</text:span>-<text:span text:style-name="T1">hearted</text:span> man and has done everything he could to help me. The $500 bonus he gave me in January enabled me to have margin enough to buy the cotton, and if I make a great success I will feel that I owe him a great debt of gratitude, because he has really helped me get a start.</text:p>
            <text:p/>
            <text:p>Don't think I fail to appreciate all you are doing, my little sweet<text:span text:style-name="T1">heart,</text:span> and the faith that you have in me. I am looking forward to the day when I will make Wall Street hum with you standing by my side. Nothing would be left for me to work for if it wasn't the hope of having you, and the happiness that you can bring. Money will not mean anything except to accomplish my purpose, help my country and buy the things that will make you happy.</text:p>
          </table:table-cell>
          <table:table-cell office:value-type="string">
            <text:p>Mr. K is whole-hearted.</text:p>
          </table:table-cell>
        </table:table-row>
        <table:table-row table:style-name="ro32">
          <table:table-cell/>
          <table:table-cell office:value-type="string">
            <text:p>135</text:p>
          </table:table-cell>
          <table:table-cell table:number-columns-repeated="2"/>
          <table:table-cell office:value-type="string">
            <text:p>He read another poem by Aubrey de Vere, and these words seemed to sink into his heart as he read them: </text:p>
            <text:p/>
            <text:p>[Poem follows].</text:p>
            <text:p/>
            <text:p>Robert felt that love might be trouble, but that love was the greatest and sweetest thing in the world and that he would go thru any troubles in the world, suffer anything, only to regain Marie and her love.</text:p>
          </table:table-cell>
          <table:table-cell office:value-type="string">
            <text:p>“heart” is word numbers 17, 61, and 66.</text:p>
            <text:p>17 + 61 + 66 = 144. <text:s/></text:p>
            <text:p/>
            <text:p>Here 144 is either associated with “heart” or it is associated with “love” or “sweet”.</text:p>
          </table:table-cell>
        </table:table-row>
        <table:table-row table:style-name="ro16" table:number-rows-repeated="37">
          <table:table-cell table:number-columns-repeated="6"/>
        </table:table-row>
        <table:table-row table:style-name="ro16">
          <table:table-cell table:style-name="Default" table:number-columns-repeated="6"/>
        </table:table-row>
      </table:table>
      <table:table table:name="throat" table:style-name="ta1" table:print="false">
        <table:table-column table:style-name="co2" table:default-cell-style-name="Default"/>
        <table:table-row table:style-name="ro1">
          <table:table-cell/>
        </table:table-row>
      </table:table>
      <table:table table:name="leg" table:style-name="ta1">
        <table:table-column table:style-name="co30" table:default-cell-style-name="ce1"/>
        <table:table-column table:style-name="co31" table:default-cell-style-name="ce1"/>
        <table:table-column table:style-name="co32" table:default-cell-style-name="ce1"/>
        <table:table-column table:style-name="co2" table:default-cell-style-name="ce1"/>
        <table:table-column table:style-name="co33" table:default-cell-style-name="ce1"/>
        <table:table-column table:style-name="co34"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3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four weeks </text:span>before his <text:span text:style-name="T1">leg</text:span> healed and he fully recovered.</text:p>
          </table:table-cell>
          <table:table-cell/>
        </table:table-row>
        <table:table-row table:style-name="ro35" table:number-rows-repeated="1048571">
          <table:table-cell table:number-columns-repeated="6"/>
        </table:table-row>
        <table:table-row table:style-name="ro35">
          <table:table-cell table:number-columns-repeated="6"/>
        </table:table-row>
      </table:table>
      <table:table table:name="lips" table:style-name="ta1" table:print="false">
        <table:table-column table:style-name="co2" table:default-cell-style-name="Default"/>
        <table:table-row table:style-name="ro1">
          <table:table-cell/>
        </table:table-row>
      </table:table>
      <table:table table:name="mind" table:style-name="ta1">
        <table:table-column table:style-name="co6" table:default-cell-style-name="Default"/>
        <table:table-row table:style-name="ro15">
          <table:table-cell/>
        </table:table-row>
      </table:table>
      <table:table table:name="shoulder" table:style-name="ta1">
        <table:table-column table:style-name="co6" table:default-cell-style-name="Default"/>
        <table:table-row table:style-name="ro1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1">00/00/0000</text:date>, <text:time style:data-style-name="N2" text:time-value="0000-00-00T16:16: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6T01:48:24</meta:creation-date>
    <meta:generator>LibreOffice/3.6$Linux_X86_64 LibreOffice_project/360m1$Build-304</meta:generator>
    <dc:date>2013-09-11T06:05:57</dc:date>
    <meta:editing-duration>P2DT19H19M32S</meta:editing-duration>
    <meta:editing-cycles>37</meta:editing-cycles>
    <dc:creator>Ryan </dc:creator>
    <meta:document-statistic meta:table-count="13" meta:cell-count="237" meta:object-count="0"/>
  </office:meta>
</office:document-meta>
</file>